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margin-left="0.5in" fo:margin-right="0in" fo:text-indent="-0.5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fo:break-before="page"/>
      <style:text-properties fo:font-weight="bold" style:font-weight-asian="bold" style:font-weight-complex="bold"/>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5102in" fo:margin-right="0in" fo:text-indent="-0.5in" style:auto-text-indent="false">
        <style:tab-stops/>
      </style:paragraph-properties>
    </style:style>
    <style:style style:name="P11" style:family="paragraph" style:parent-style-name="Standard">
      <style:paragraph-properties fo:text-align="center" style:justify-single-word="false"/>
      <style:text-properties style:text-position="sub 58%"/>
    </style:style>
    <style:style style:name="P12" style:family="paragraph" style:parent-style-name="Standard" style:list-style-name="L1"/>
    <style:style style:name="P13" style:family="paragraph" style:parent-style-name="Standard">
      <style:paragraph-properties fo:text-align="start" style:justify-single-word="false"/>
    </style:style>
    <style:style style:name="P14" style:family="paragraph" style:parent-style-name="Standard" style:list-style-name="L8">
      <style:paragraph-properties fo:text-align="start"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text-properties style:text-underline-style="solid" style:text-underline-width="auto" style:text-underline-color="font-color"/>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7"/>
    <style:style style:name="P21" style:family="paragraph" style:parent-style-name="Text_20_body" style:list-style-name="L2">
      <style:paragraph-properties fo:margin-top="0in" fo:margin-bottom="0in"/>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list-style-name="L6">
      <style:paragraph-properties fo:margin-top="0in" fo:margin-bottom="0in"/>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style:text-position="super 58%" style:text-underline-style="none" fo:font-weight="bold" style:font-weight-asian="bold" style:font-weight-complex="bold"/>
    </style:style>
    <style:style style:name="T6" style:family="text">
      <style:text-properties style:text-position="super 58%" style:text-underline-style="solid" style:text-underline-width="auto" style:text-underline-color="font-color"/>
    </style:style>
    <style:style style:name="T7" style:family="text">
      <style:text-properties style:text-position="super 58%" style:text-underline-style="solid" style:text-underline-width="auto" style:text-underline-color="font-color" fo:font-weight="bold" style:font-weight-asian="bold" style:font-weight-complex="bold"/>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style:text-position="sub 58%" style:text-underline-style="none" fo:font-weight="normal" style:font-weight-asian="normal" style:font-weight-complex="normal"/>
    </style:style>
    <style:style style:name="T11" style:family="text">
      <style:text-properties style:text-position="sub 58%" style:text-underline-style="none" fo:font-weight="bold" style:font-weight-asian="bold" style:font-weight-complex="bold"/>
    </style:style>
    <style:style style:name="T12" style:family="text">
      <style:text-properties style:text-position="sub 58%" style:text-underline-style="solid" style:text-underline-width="auto" style:text-underline-color="font-color"/>
    </style:style>
    <style:style style:name="T13" style:family="text">
      <style:text-properties style:text-position="sub 58%" style:text-underline-style="solid" style:text-underline-width="auto" style:text-underline-color="font-color" fo:font-weight="bold" style:font-weight-asian="bold" style:font-weight-complex="bold"/>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style:text-position="0% 100%"/>
    </style:style>
    <style:style style:name="T22" style:family="text">
      <style:text-properties style:text-position="0% 100%" style:text-underline-style="none" fo:font-weight="normal" style:font-weight-asian="normal" style:font-weight-complex="normal"/>
    </style:style>
    <style:style style:name="T23" style:family="text">
      <style:text-properties style:text-position="0% 100%" style:text-underline-style="none" fo:font-weight="bold" style:font-weight-asian="bold" style:font-weight-complex="bold"/>
    </style:style>
    <style:style style:name="T24" style:family="text">
      <style:text-properties style:text-position="0% 100%" fo:font-weight="normal" style:font-weight-asian="normal" style:font-weight-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size="10pt" fo:font-weight="bold"/>
    </style:style>
    <style:style style:name="T28" style:family="text">
      <style:text-properties style:text-position="-33% 80%"/>
    </style:style>
    <style:style style:name="T29" style:family="text">
      <style:text-properties fo:color="#0000ff" fo:font-size="10pt"/>
    </style:style>
    <style:style style:name="T30" style:family="text">
      <style:text-properties style:font-weight-asian="normal"/>
    </style:style>
    <style:style style:name="T31" style:family="text">
      <style:text-properties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hotosynthetic Oxygen </text:p>
      <text:p text:style-name="P3">(Background Documentation)</text:p>
      <text:p text:style-name="P1"/>
      <text:p text:style-name="P1">Human beings, like all other animals, are complex, dissipative structures that are maintained far from thermodynamic equilibrium by the constant input of the solar energy that is captured by plants in the form of carbohydrates. That is, human beings obtain their bioenergy by the oxidation of organic molecules using atmospheric oxygen. <text:s/>Typically, these organic molecules are the carbohydrates and the overall process of “burning carbs” can be simplified to:</text:p>
      <text:p text:style-name="P1"/>
      <text:p text:style-name="P3">glucose + oxygen ----------&gt; carbon dioxide + water + energy</text:p>
      <text:p text:style-name="P3">C<text:span text:style-name="T8">6</text:span>H<text:span text:style-name="T8">12</text:span>O<text:span text:style-name="T8">6</text:span> + 6O<text:span text:style-name="T8">2</text:span> ----------&gt; 6CO<text:span text:style-name="T8">2</text:span> <text:s/>+ 6H<text:span text:style-name="T8">2</text:span>0 + 2880 KJ<text:tab/>(1)</text:p>
      <text:p text:style-name="P1"/>
      <text:p text:style-name="P1">Luckily, photosynthetic autotrophs (e.g., green plants and blue-green algae) can reverse the reaction above to produce carbohydrates and atmospheric oxygen:</text:p>
      <text:p text:style-name="P1"/>
      <text:p text:style-name="P3"><text:s/>6CO<text:span text:style-name="T8">2</text:span> <text:s/>+ 6H<text:span text:style-name="T8">2</text:span>0 + photons ----------&gt; C<text:span text:style-name="T8">6</text:span>H<text:span text:style-name="T8">12</text:span>O<text:span text:style-name="T8">6</text:span> + 6O<text:span text:style-name="T8">2<text:tab/></text:span><text:span text:style-name="T21">(2)</text:span></text:p>
      <text:p text:style-name="P11"/>
      <text:p text:style-name="P1">Humans and green plants are therefore mutual symbionts with regard to gas exchange: green plants absorb carbon dioxide and produce oxygen; humans absorb oxygen and produce carbon dioxide. <text:s/>In <text:span text:style-name="T18">the a</text:span><text:span text:style-name="T2">lternative model for the e</text:span><text:span text:style-name="T19">conomic evaluation of resource amenities, only the oxygen portion of this gas exchange symbiosis is used; the carbon portion of the cycle is omitted for simplicity. </text:span></text:p>
      <text:p text:style-name="P1"/>
      <text:p text:style-name="P1">The net primary production of oxygen by any individual green plant is the total oxygen produced by the plant (per unit of time) minus the oxygen consumed by plant respiration (per unit of time). <text:s/>Because of the stoichiometric relationships between oxygen and carbon dioxide any plant that has a net accumulation of carbon during a year (growth) also has a net production of oxygen. The amount of oxygen produced can be <text:s/>calculated stoichiometrically from the amount of carbon sequestered (as CO<text:span text:style-name="T8">2</text:span>) based on the atomic weights of oxygen and carbon:</text:p>
      <text:p text:style-name="P1"/>
      <text:p text:style-name="P3"><text:s/>net O<text:span text:style-name="T8">2</text:span> release (kg yr<text:span text:style-name="T3">-1</text:span>) = net C sequestration (kg yr<text:span text:style-name="T3">-1</text:span>) × (32 / 12)<text:tab/>(3)</text:p>
      <text:p text:style-name="P1"/>
      <text:p text:style-name="P1"><text:span text:style-name="T18">For the a</text:span><text:span text:style-name="T2">lternative model for the e</text:span><text:span text:style-name="T19">conomic evaluation of resource amenities, the net primary production of urban trees as evaluated by Nowak, Hoehn, and Crane (2007) will be used; again for relative simplicity. <text:s/>Note that net primary production of oxygen in trees is in reality a function of numerous other functions including:</text:span></text:p>
      <text:p text:style-name="P1"><text:span text:style-name="T19"/></text:p>
      <text:list text:style-name="L8">
        <text:list-item>
          <text:p text:style-name="P14"><text:span text:style-name="T19">species </text:span></text:p>
        </text:list-item>
        <text:list-item>
          <text:p text:style-name="P14"><text:span text:style-name="T19">age / diameter</text:span></text:p>
        </text:list-item>
        <text:list-item>
          <text:p text:style-name="P14"><text:span text:style-name="T19">health</text:span></text:p>
        </text:list-item>
        <text:list-item>
          <text:p text:style-name="P14"><text:span text:style-name="T19">soil</text:span></text:p>
        </text:list-item>
        <text:list-item>
          <text:p text:style-name="P14"><text:span text:style-name="T19">moisture regime</text:span></text:p>
        </text:list-item>
        <text:list-item>
          <text:p text:style-name="P14"><text:span text:style-name="T19">temperature regime</text:span></text:p>
        </text:list-item>
      </text:list>
      <text:p text:style-name="P1"><text:span text:style-name="T19"/></text:p>
      <text:p text:style-name="P1"><text:span text:style-name="T19">To determine the net primary production of oxygen values listed below, Nowak, Hoehn, and Crane (2007) evaluated the urban trees found in 3,222 plots across 16 US cities. <text:s/>Each circular plot measured 0.04 ha (0.1 acre). <text:s/>Standard methods of data collection and evaluation (USDA Forest Service) were used.</text:span></text:p>
      <text:p text:style-name="P1"><text:span text:style-name="T19"/></text:p>
      <text:p text:style-name="P16"><text:soft-page-break/>Net Primary Production of Oxygen of Urban Trees by <text:span text:style-name="T17">Nowak, Hoehn, and Crane (2007) </text:span></text:p>
      <text:p text:style-name="Standard"/>
      <text:p text:style-name="Standard"><text:span text:style-name="T32">Dia. at Breast Hgt (1.37 m)</text:span><text:tab/><text:tab/><text:span text:style-name="T32">Size</text:span><text:tab/><text:tab/><text:tab/><text:span text:style-name="T33">kg O</text:span><text:span text:style-name="T13">2</text:span><text:span text:style-name="T33"> yr</text:span><text:span text:style-name="T7">-1</text:span></text:p>
      <text:p text:style-name="Standard">1–3 <text:tab/><text:tab/><text:tab/><text:tab/><text:tab/>sapling<text:tab/><text:tab/><text:tab/><text:span text:style-name="T26">2.9 </text:span></text:p>
      <text:p text:style-name="Text_20_body">9–12<text:tab/><text:tab/><text:tab/><text:tab/><text:tab/>small<text:tab/><text:tab/><text:tab/><text:span text:style-name="T26">22.6 </text:span><text:s/></text:p>
      <text:p text:style-name="Text_20_body">18–21<text:tab/><text:tab/><text:tab/><text:tab/><text:tab/>medium<text:tab/><text:tab/><text:span text:style-name="T26">45.6 </text:span></text:p>
      <text:p text:style-name="Text_20_body">27–30<text:tab/><text:tab/><text:tab/><text:tab/><text:tab/>large<text:tab/><text:tab/><text:tab/><text:span text:style-name="T26">91.1 </text:span></text:p>
      <text:p text:style-name="Text_20_body">&gt;30<text:tab/><text:tab/><text:tab/><text:tab/><text:tab/>giant<text:tab/><text:tab/><text:tab/><text:span text:style-name="T26">110.3 <text:s/></text:span></text:p>
      <text:p text:style-name="P1"><text:span text:style-name="T19"/></text:p>
      <text:p text:style-name="Standard"/>
      <text:p text:style-name="P2">Calc Notes / Derivations / Measurement Uncertainty</text:p>
      <text:list text:style-name="L1">
        <text:list-item>
          <text:p text:style-name="P12"/>
        </text:list-item>
        <text:list-item>
          <text:p text:style-name="P12">Measurement Uncertainty --- Measurement <text:s/>uncertainty will be accounted for through the conventional use of significant figures. <text:s/>Three (3) or more significant figures will be carried through all calculations and then truncated to two (2) significant figures in the final analysis values.</text:p>
        </text:list-item>
      </text:list>
      <text:p text:style-name="Standard"/>
      <text:p text:style-name="Standard"><text:s text:c="27"/></text:p>
      <text:p text:style-name="Text_20_body"><text:span text:style-name="T14">Amazing Tree Facts http://forestmanagement.enr.gov.nt.ca/</text:span><text:line-break/><text:line-break/><text:span text:style-name="T25">Vital statistics for a 100-foot tree:</text:span></text:p>
      <text:list text:style-name="L2">
        <text:list-item>
          <text:list>
            <text:list-item>
              <text:p text:style-name="P21">100 feet tall with a 60-70 foot crown spread; weighs about 4,100 lbs. at harvest </text:p>
            </text:list-item>
            <text:list-item>
              <text:p text:style-name="P21">Grew 200,000 leaves @ 120 lbs. per year or 3,600 lbs. over its lifetime </text:p>
            </text:list-item>
            <text:list-item>
              <text:p text:style-name="P21">1,300 lbs. of roots (an additional 2,000 lbs. were grown and discarded) </text:p>
            </text:list-item>
            <text:list-item>
              <text:p text:style-name="P21">100 lbs. of nutrients retained in the wood (twice that amount were returned to the soil) </text:p>
            </text:list-item>
            <text:list-item>
              <text:p text:style-name="P21">took up over 5,000,000 gallons of water from the soil and transpired it into the air; 350 gallons of water (2,900 lbs.) were retained</text:p>
            </text:list-item>
            <text:list-item>
              <text:p text:style-name="P17">6,000 lbs. of oxygen given off</text:p>
            </text:list-item>
          </text:list>
        </text:list-item>
      </text:list>
      <text:p text:style-name="Text_20_body"/>
      <text:p text:style-name="Text_20_body">http://www.coloradotrees.org/benefits.htm</text:p>
      <text:p text:style-name="Standard"/>
      <text:list text:style-name="L3">
        <text:list-item>
          <text:p text:style-name="P22">A single mature tree can absorb carbon dioxide at a rate of 48 lbs./year and release enough oxygen back into the atmosphere to support 2 human beings. <text:a xlink:type="simple" xlink:href="http://www.coloradotrees.org/benefits.htm#10">(10) </text:a></text:p>
        </text:list-item>
        <text:list-item>
          <text:p text:style-name="P18">Over a 50-year lifetime, a tree generates $31,250 worth of oxygen, provides $62,000 worth of air pollution control, recycles $37,500 worth of water, and controls $31,250 worth of soil erosion. <text:a xlink:type="simple" xlink:href="http://www.coloradotrees.org/benefits.htm#2"><text:span text:style-name="T29">(2)</text:span></text:a></text:p>
        </text:list-item>
      </text:list>
      <text:list text:style-name="L4">
        <text:list-item>
          <text:p text:style-name="P19">Coder, Dr. Kim D., <text:a xlink:type="simple" xlink:href="http://www.coloradotrees.org/benefits/Identified%20Benefits%20of%20Community%20Trees.pdf" office:target-frame-name="_blank" xlink:show="new">“Identified Benefits of Community Trees and Forests"</text:a>, University of Georgia, October, 1996. </text:p>
        </text:list-item>
        <text:list-item>
          <text:p text:style-name="P23"><text:bookmark text:name="2"/>USDA Forest Service Pamphlet #R1-92-100 </text:p>
        </text:list-item>
        <text:list-item>
          <text:p text:style-name="P23"><text:bookmark text:name="3"/>International Society of Arboriculture Tree Care Bulletin, Benefits of Trees </text:p>
        </text:list-item>
        <text:list-item>
          <text:p text:style-name="P23"><text:bookmark text:name="4"/><text:a xlink:type="simple" xlink:href="http://www.greenlink.org/" office:target-frame-name="_blank" xlink:show="new">Green Environmental Coalition Website </text:a></text:p>
        </text:list-item>
        <text:list-item>
          <text:p text:style-name="P23"><text:bookmark text:name="5"/>Sierra Club of Canada, “Emission Trends By Country”, October 1997 </text:p>
        </text:list-item>
        <text:list-item>
          <text:p text:style-name="P23"><text:bookmark text:name="6"/>Nowak, David J., “<text:a xlink:type="simple" xlink:href="http://www.coloradotrees.org/benefits/Effects%20of%20Urban%20Trees%20on%20Air%20Quality.pdf" office:target-frame-name="_blank" xlink:show="new">Urban Trees and Air Quality</text:a>”, November, 1995 </text:p>
        </text:list-item>
        <text:list-item>
          <text:p text:style-name="P23"><text:bookmark text:name="7"/>Martin, Paul, “The Value of Trees” </text:p>
        </text:list-item>
        <text:list-item>
          <text:p text:style-name="P23"><text:bookmark text:name="8"/><text:soft-page-break/>Nowak, David J., “Benefits of Community Trees”,  (Brooklyn Trees, USDA Forest Service General Technical Report, in review) </text:p>
        </text:list-item>
        <text:list-item>
          <text:p text:style-name="P23"><text:bookmark text:name="9"/>Galveston-Houston Association for Smog Prevention (GHASP), <text:a xlink:type="simple" xlink:href="http://www.coloradotrees.org/benefits/Trees%20and%20our%20air.pdf" office:target-frame-name="_blank" xlink:show="new">“Trees and Our Air”</text:a>, January, 1999. </text:p>
        </text:list-item>
        <text:list-item>
          <text:p text:style-name="P23"><text:bookmark text:name="10"/>McAliney, Mike. Arguments for Land Conservation: Documentation and Information Sources for Land Resources Protection, Trust for Public Land, Sacramento, CA, December, 1993 </text:p>
        </text:list-item>
        <text:list-item>
          <text:p text:style-name="P23"><text:bookmark text:name="11"/>Michigan State University Extension, Urban Forestry #07269501, “Benefits of Urban Trees” </text:p>
        </text:list-item>
        <text:list-item>
          <text:p text:style-name="P23"><text:bookmark text:name="12"/>American Forests, “The Case For Greener Cities”, Autumn 1999. </text:p>
        </text:list-item>
        <text:list-item>
          <text:p text:style-name="P23"><text:bookmark text:name="13"/>American Forests, “How Trees Fight Climate Change”, 1999. </text:p>
        </text:list-item>
        <text:list-item>
          <text:p text:style-name="P23"><text:bookmark text:name="14"/>American Forests, “Why Plant Trees”, 1999. </text:p>
        </text:list-item>
        <text:list-item>
          <text:p text:style-name="P23"><text:bookmark text:name="15"/>Prow, Tina., <text:a xlink:type="simple" xlink:href="http://www.coloradotrees.org/benefits/Power%20of%20Trees.pdf" office:target-frame-name="_blank" xlink:show="new">“The Power of Trees”</text:a>, Human Environmental Research Laboratory at University of Illinois. </text:p>
        </text:list-item>
        <text:list-item>
          <text:p text:style-name="P23"><text:bookmark text:name="16"/>National Arbor Day Foundation pamphlet #90980005 </text:p>
        </text:list-item>
        <text:list-item>
          <text:p text:style-name="P23"><text:bookmark text:name="17"/>American Forestry Association Tree Facts: Growing Greener Cities, 1992. </text:p>
        </text:list-item>
      </text:list>
      <text:list text:style-name="L5">
        <text:list-item>
          <text:p text:style-name="P24"><text:bookmark text:name="18"/>USDA Forest Service Pamphlet #FS-363) </text:p>
        </text:list-item>
      </text:list>
      <text:list text:style-name="L6">
        <text:list-item>
          <text:p text:style-name="P25"><text:bookmark text:name="19"/><text:a xlink:type="simple" xlink:href="http://www.coloradotrees.org/benefits/TreeGuidelinesforSanJoaquinValley.pdf" office:target-frame-name="_blank" xlink:show="new">Tree Guidelines for San Joaquin Valley Communities</text:a>, March 1999.  Published by the USDA Forest Service's Western   Center for Urban Forest Research and Education. </text:p>
        </text:list-item>
      </text:list>
      <text:list text:style-name="L7">
        <text:list-item>
          <text:p text:style-name="P20"><text:bookmark text:name="20"/>American Forests Magazine, <text:a xlink:type="simple" xlink:href="http://www.coloradotrees.org/benefits/TreesTackleCleanWater.pdf" office:target-frame-name="_blank" xlink:show="new">"Trees Tackle Clean Water Regulations"</text:a>,  Summer 2000. </text:p>
        </text:list-item>
      </text:list>
      <text:p text:style-name="Text_20_body"/>
      <text:p text:style-name="Text_20_body"/>
      <text:p text:style-name="Text_20_body">A STUDY OF URBAN FORESTRY IN BALTIMORE, MARYLAND: </text:p>
      <text:p text:style-name="Text_20_body">ANALYZING THE SIGNIFICANCE OF STREET TREES IN BOLTON HILL </text:p>
      <text:p text:style-name="Text_20_body"><text:s text:c="26"/>BY </text:p>
      <text:p text:style-name="Text_20_body"><text:s text:c="17"/>CYNTHIA LAUREN MERSE , MS Thesis</text:p>
      <text:p text:style-name="Text_20_body"><text:s/>Through photosynthesis, trees recycle the CO2 into oxygen. According to the USDA, “one acre of forest absorbs six tons of CO2 and puts out four tons of oxygen. This is enough to meet the annual needs of 18 people”[200 kg/person] (Cool Communities). Furthermore, the U.S. Forest Service has estimated that over a fifty year lifetime, one tree has the potential to generate $31,250 worth of oxygen and provide $62,000 worth of air pollution control (USDA Forest Service Pamphlet #R1-92-100). </text:p>
      <text:p text:style-name="Text_20_body"/>
      <text:p text:style-name="Text_20_body">A single mature tree can absorb carbon dioxide at a rate of 48 lbs./year and release enough oxygen back into the atmosphere to support 2 human beings." - McAliney, Mike. Arguments for Land Conservation: Documentation and Information Sources for Land Resources Protection, Trust for Public Land, Sacramento, CA, December, 1993 </text:p>
      <text:p text:style-name="Text_20_body">"On average, one tree produces nearly 260 pounds (117 kg) of oxygen each year. Two mature trees can provide enough oxygen for a family of four." - Canada's environmental agency, Environment Canada </text:p>
      <text:p text:style-name="Text_20_body"/>
      <text:p text:style-name="P8">References</text:p>
      <text:p text:style-name="Standard"/>
      <text:p text:style-name="P10">Ainsworth, B.E. et al., 2000. Compendium of physical activities: an update of activity codes and MET intensities. <text:span text:style-name="T15">Medicine and science in sports and exercise</text:span>, 32(9 Suppl), p.S498.</text:p>
      <text:p text:style-name="P7"/>
      <text:p text:style-name="P7">Curtis, H., 1983. <text:span text:style-name="T15">Biology</text:span> 4th ed., New York <text:s/>N.Y.: Worth Publishers.</text:p>
      <text:p text:style-name="P7"/>
      <text:p text:style-name="P7">Zubay, G., 1983. <text:span text:style-name="T15">Biochemistry</text:span>, Reading <text:s/>MA: Addison-Wesley.</text:p>
      <text:p text:style-name="P7"/>
      <text:p text:style-name="P9">Ogden, C.L. et al., 2004. Mean Body Weight, Height, and Body Mass Index, United States 1960–2002 . <text:tab/>National Center for Health Statistics. Advance Data from Vital Health Statistics No. 34. 2004.</text:p>
      <text:p text:style-name="P9"/>
      <text:p text:style-name="P7">Nowak, D.J., Hoehn, R. &amp; Crane, D.E., 2007. Oxygen production by urban trees in the United States. <text:span text:style-name="T15">Arboriculture and Urban Forestry</text:span>, 33(3), p.220.</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default-outline-level="5">
      <style:text-properties style:font-name="Nimbus Roman No9 L"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6in" fo:margin-right="0.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02T10:22:10</meta:creation-date>
    <dc:date>2011-02-27T19:51:32</dc:date>
    <meta:editing-cycles>36</meta:editing-cycles>
    <meta:editing-duration>P1DT18H58M33S</meta:editing-duration>
    <meta:user-defined meta:name="Info 1"/>
    <meta:user-defined meta:name="Info 2"/>
    <meta:user-defined meta:name="Info 3"/>
    <meta:user-defined meta:name="Info 4"/>
    <meta:document-statistic meta:table-count="0" meta:image-count="0" meta:object-count="0" meta:page-count="4" meta:paragraph-count="71" meta:word-count="1146" meta:character-count="7540"/>
  </office:meta>
</office:document-meta>
</file>